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ELHUALLAGA CORPORACION S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734184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068309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ILVA CHAMORRO JUAN ISAAC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96997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068309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0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096997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7/09/2021</text:p>
          </table:table-cell>
          <table:table-cell table:style-name="Tabla2.A3" office:value-type="string">
            <text:p text:style-name="P22">72705279</text:p>
          </table:table-cell>
          <table:table-cell table:style-name="Tabla2.D3" office:value-type="string">
            <text:p text:style-name="P23">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8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14:35:1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